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E000000CFE1AA00F4E2D90A7D.png" manifest:media-type="image/png"/>
  <manifest:file-entry manifest:full-path="Pictures/100000000000045C00000119A7FE96187B300B09.png" manifest:media-type="image/png"/>
  <manifest:file-entry manifest:full-path="Pictures/10000000000004500000008BF3D791672B8782FE.png" manifest:media-type="image/png"/>
  <manifest:file-entry manifest:full-path="Pictures/100000000000045F0000004C86D23257E89DB9A6.png" manifest:media-type="image/png"/>
  <manifest:file-entry manifest:full-path="Pictures/10000000000004640000005AB159ADA7684C08FF.png" manifest:media-type="image/png"/>
  <manifest:file-entry manifest:full-path="Pictures/100000000000045B000000337F6FAE46638FC995.png" manifest:media-type="image/png"/>
  <manifest:file-entry manifest:full-path="Pictures/1000000000000462000000F3425AFF55BF3B6D28.png" manifest:media-type="image/png"/>
  <manifest:file-entry manifest:full-path="Pictures/100000000000046700000052D195D29A1F681751.png" manifest:media-type="image/png"/>
  <manifest:file-entry manifest:full-path="Pictures/100000000000045A0000007DF28EF00317F766C8.png" manifest:media-type="image/png"/>
  <manifest:file-entry manifest:full-path="Pictures/10000000000004650000002ABA553DF039CB1AA9.png" manifest:media-type="image/png"/>
  <manifest:file-entry manifest:full-path="Pictures/100000000000045900000028BFA9FF963529E4EE.png" manifest:media-type="image/png"/>
  <manifest:file-entry manifest:full-path="Pictures/100000000000045D0000005186E82338A3E0B8A0.png" manifest:media-type="image/png"/>
  <manifest:file-entry manifest:full-path="Pictures/10000000000004620000002D699C6C635F526B62.png" manifest:media-type="image/png"/>
  <manifest:file-entry manifest:full-path="Pictures/1000000000000459000000258C80ADE84C91DEF5.png" manifest:media-type="image/png"/>
  <manifest:file-entry manifest:full-path="Pictures/100000000000046800000054D38D10C04B6037C7.png" manifest:media-type="image/png"/>
  <manifest:file-entry manifest:full-path="Pictures/10000000000004E400000057868BB8A2156681FB.png" manifest:media-type="image/png"/>
  <manifest:file-entry manifest:full-path="Pictures/1000000000000454000000279AE2E340C7D71B36.png" manifest:media-type="image/png"/>
  <manifest:file-entry manifest:full-path="Pictures/100000000000045B0000005323E4AA1E368818D2.png" manifest:media-type="image/png"/>
  <manifest:file-entry manifest:full-path="Pictures/10000000000004550000008A4CA890652A40D3A9.png" manifest:media-type="image/png"/>
  <manifest:file-entry manifest:full-path="Pictures/100000000000046100000058CAD83256C2BDA61E.png" manifest:media-type="image/png"/>
  <manifest:file-entry manifest:full-path="Pictures/100000000000045E000000F2BBD7510F0A03EED5.png" manifest:media-type="image/png"/>
  <manifest:file-entry manifest:full-path="Pictures/100000000000045100000057AA76A36E6C5FB206.png" manifest:media-type="image/png"/>
  <manifest:file-entry manifest:full-path="Pictures/100000000000045F0000033B49EFBE6FD199ACF1.png" manifest:media-type="image/png"/>
  <manifest:file-entry manifest:full-path="Pictures/10000000000004E4000001C7500AD60714551DFB.png" manifest:media-type="image/png"/>
  <manifest:file-entry manifest:full-path="Pictures/10000000000004650000004FC68566413F8BD7F0.png" manifest:media-type="image/png"/>
  <manifest:file-entry manifest:full-path="Pictures/100000000000045A0000005C6ED85BEAD534DCBB.png" manifest:media-type="image/png"/>
  <manifest:file-entry manifest:full-path="Pictures/100000000000046E00000052A679399B378BFBE0.png" manifest:media-type="image/png"/>
  <manifest:file-entry manifest:full-path="Pictures/1000000000000451000000EC723EEDB869F6E8F1.png" manifest:media-type="image/png"/>
  <manifest:file-entry manifest:full-path="Pictures/1000000000000463000001C6F889EA6A1357FCD8.png" manifest:media-type="image/png"/>
  <manifest:file-entry manifest:full-path="Pictures/100000000000045400000028C920AD78C3C6364A.png" manifest:media-type="image/png"/>
  <manifest:file-entry manifest:full-path="Pictures/100000000000045A00000033838E636A76B1922C.png" manifest:media-type="image/png"/>
  <manifest:file-entry manifest:full-path="Pictures/100000000000045A00000059F9A87786A0FCCC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1866in" fo:margin-right="0in" fo:text-indent="0in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728in" svg:y="0in" svg:width="6.9252in" svg:height="2.5165in" draw:z-index="0"><draw:image xlink:href="Pictures/10000000000004E4000001C7500AD60714551DFB.png" xlink:type="simple" xlink:show="embed" xlink:actuate="onLoad"/></draw:frame><draw:frame draw:style-name="fr1" draw:name="Image2" text:anchor-type="paragraph" svg:x="-0.0626in" svg:y="2.6862in" svg:width="6.9252in" svg:height="0.4811in" draw:z-index="1"><draw:image xlink:href="Pictures/10000000000004E400000057868BB8A2156681FB.png" xlink:type="simple" xlink:show="embed" xlink:actuate="onLoad"/></draw:frame><draw:frame draw:style-name="fr1" draw:name="Image3" text:anchor-type="paragraph" svg:x="-0.0626in" svg:y="3.1665in" svg:width="6.9252in" svg:height="5.1173in" draw:z-index="2"><draw:image xlink:href="Pictures/100000000000045F0000033B49EFBE6FD199ACF1.png" xlink:type="simple" xlink:show="embed" xlink:actuate="onLoad"/></draw:frame><draw:frame draw:style-name="fr1" draw:name="Image4" text:anchor-type="paragraph" svg:x="-0.0626in" svg:y="8.2835in" svg:width="6.9252in" svg:height="0.2437in" draw:z-index="3"><draw:image xlink:href="Pictures/1000000000000454000000279AE2E340C7D71B36.png" xlink:type="simple" xlink:show="embed" xlink:actuate="onLoad"/></draw:frame></text:p>
      <text:p text:style-name="Standard"><draw:frame draw:style-name="fr1" draw:name="Image6" text:anchor-type="paragraph" svg:x="-0.0417in" svg:y="0.0102in" svg:width="6.9252in" svg:height="0.5016in" draw:z-index="25"><draw:image xlink:href="Pictures/100000000000045D0000005186E82338A3E0B8A0.png" xlink:type="simple" xlink:show="embed" xlink:actuate="onLoad"/></draw:frame></text:p>
      <text:p text:style-name="Standard"><draw:frame draw:style-name="fr1" draw:name="Image5" text:anchor-type="paragraph" svg:x="0in" svg:y="0.372in" svg:width="6.9252in" svg:height="0.8319in" draw:z-index="4"><draw:image xlink:href="Pictures/10000000000004550000008A4CA890652A40D3A9.png" xlink:type="simple" xlink:show="embed" xlink:actuate="onLoad"/></draw:frame><draw:frame draw:style-name="fr2" draw:name="Image7" text:anchor-type="paragraph" svg:width="6.9252in" svg:height="0.2484in" draw:z-index="23"><draw:image xlink:href="Pictures/100000000000045900000028BFA9FF963529E4EE.png" xlink:type="simple" xlink:show="embed" xlink:actuate="onLoad"/></draw:frame><text:soft-page-break/></text:p>
      <text:p text:style-name="Standard"><draw:frame draw:style-name="fr1" draw:name="Image9" text:anchor-type="paragraph" svg:x="0in" svg:y="0.4035in" svg:width="6.9252in" svg:height="0.2583in" draw:z-index="5"><draw:image xlink:href="Pictures/10000000000004650000002ABA553DF039CB1AA9.png" xlink:type="simple" xlink:show="embed" xlink:actuate="onLoad"/></draw:frame><draw:frame draw:style-name="fr1" draw:name="Image10" text:anchor-type="paragraph" svg:x="0in" svg:y="0.7535in" svg:width="6.9252in" svg:height="1.4992in" draw:z-index="24"><draw:image xlink:href="Pictures/1000000000000462000000F3425AFF55BF3B6D28.png" xlink:type="simple" xlink:show="embed" xlink:actuate="onLoad"/></draw:frame><draw:frame draw:style-name="fr2" draw:name="Image8" text:anchor-type="paragraph" svg:width="6.9252in" svg:height="0.2291in" draw:z-index="30"><draw:image xlink:href="Pictures/1000000000000459000000258C80ADE84C91DEF5.png" xlink:type="simple" xlink:show="embed" xlink:actuate="onLoad"/></draw:frame></text:p>
      <text:p text:style-name="Standard"/>
      <text:p text:style-name="Standard"><draw:frame draw:style-name="fr2" draw:name="Image11" text:anchor-type="paragraph" svg:width="6.9252in" svg:height="0.4854in" draw:z-index="29"><draw:image xlink:href="Pictures/10000000000004650000004FC68566413F8BD7F0.png" xlink:type="simple" xlink:show="embed" xlink:actuate="onLoad"/></draw:frame></text:p>
      <text:p text:style-name="Standard"><draw:frame draw:style-name="fr2" draw:name="Image12" text:anchor-type="paragraph" svg:width="6.9252in" svg:height="1.4783in" draw:z-index="26"><draw:image xlink:href="Pictures/1000000000000451000000EC723EEDB869F6E8F1.png" xlink:type="simple" xlink:show="embed" xlink:actuate="onLoad"/></draw:frame></text:p>
      <text:p text:style-name="Standard"><draw:frame draw:style-name="fr2" draw:name="Image13" text:anchor-type="paragraph" svg:width="6.9252in" svg:height="0.5008in" draw:z-index="28"><draw:image xlink:href="Pictures/100000000000046E00000052A679399B378BFBE0.png" xlink:type="simple" xlink:show="embed" xlink:actuate="onLoad"/></draw:frame><draw:frame draw:style-name="fr1" draw:name="Image14" text:anchor-type="paragraph" svg:x="0in" svg:y="0.6445in" svg:width="6.9252in" svg:height="0.5035in" draw:z-index="27"><draw:image xlink:href="Pictures/100000000000046700000052D195D29A1F6817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5" text:anchor-type="paragraph" svg:width="6.9252in" svg:height="2.7992in" draw:z-index="6"><draw:image xlink:href="Pictures/1000000000000463000001C6F889EA6A1357FCD8.png" xlink:type="simple" xlink:show="embed" xlink:actuate="onLoad"/></draw:frame><draw:frame draw:style-name="fr1" draw:name="Image16" text:anchor-type="paragraph" svg:x="0.052in" svg:y="2.7984in" svg:width="6.9252in" svg:height="0.5717in" draw:z-index="7"><draw:image xlink:href="Pictures/100000000000045A0000005C6ED85BEAD534DCBB.png" xlink:type="simple" xlink:show="embed" xlink:actuate="onLoad"/></draw:frame><draw:frame draw:style-name="fr1" draw:name="Image17" text:anchor-type="paragraph" svg:x="0in" svg:y="3.3693in" svg:width="6.9252in" svg:height="0.25in" draw:z-index="8"><draw:image xlink:href="Pictures/100000000000045400000028C920AD78C3C6364A.png" xlink:type="simple" xlink:show="embed" xlink:actuate="onLoad"/></draw:frame><draw:frame draw:style-name="fr1" draw:name="Image18" text:anchor-type="paragraph" svg:x="-0.0311in" svg:y="3.7028in" svg:width="6.9252in" svg:height="0.2772in" draw:z-index="9"><draw:image xlink:href="Pictures/10000000000004620000002D699C6C635F526B62.png" xlink:type="simple" xlink:show="embed" xlink:actuate="onLoad"/></draw:frame><draw:frame draw:style-name="fr1" draw:name="Image19" text:anchor-type="paragraph" svg:x="-0.0311in" svg:y="4.0465in" svg:width="6.9252in" svg:height="0.3165in" draw:z-index="10"><draw:image xlink:href="Pictures/100000000000045A00000033838E636A76B1922C.png" xlink:type="simple" xlink:show="embed" xlink:actuate="onLoad"/></draw:frame><draw:frame draw:style-name="fr1" draw:name="Image20" text:anchor-type="paragraph" svg:x="-0.0311in" svg:y="4.528in" svg:width="6.9252in" svg:height="0.7764in" draw:z-index="11"><draw:image xlink:href="Pictures/100000000000045A0000007DF28EF00317F766C8.png" xlink:type="simple" xlink:show="embed" xlink:actuate="onLoad"/></draw:frame><draw:frame draw:style-name="fr1" draw:name="Image21" text:anchor-type="paragraph" svg:x="-0.0728in" svg:y="5.3035in" svg:width="6.9252in" svg:height="0.5429in" draw:z-index="12"><draw:image xlink:href="Pictures/100000000000046100000058CAD83256C2BDA61E.png" xlink:type="simple" xlink:show="embed" xlink:actuate="onLoad"/></draw:frame><draw:frame draw:style-name="fr1" draw:name="Image22" text:anchor-type="paragraph" svg:x="-0.0209in" svg:y="5.8457in" svg:width="6.9252in" svg:height="0.5528in" draw:z-index="13"><draw:image xlink:href="Pictures/100000000000045A00000059F9A87786A0FCCC51.png" xlink:type="simple" xlink:show="embed" xlink:actuate="onLoad"/></draw:frame><draw:frame draw:style-name="fr1" draw:name="Image23" text:anchor-type="paragraph" svg:x="-0.0209in" svg:y="6.4953in" svg:width="6.9252in" svg:height="0.5453in" draw:z-index="14"><draw:image xlink:href="Pictures/100000000000045100000057AA76A36E6C5FB206.png" xlink:type="simple" xlink:show="embed" xlink:actuate="onLoad"/></draw:frame><draw:frame draw:style-name="fr1" draw:name="Image24" text:anchor-type="paragraph" svg:x="-0.0102in" svg:y="7.1492in" svg:width="6.9252in" svg:height="0.5146in" draw:z-index="15"><draw:image xlink:href="Pictures/100000000000045B0000005323E4AA1E368818D2.png" xlink:type="simple" xlink:show="embed" xlink:actuate="onLoad"/></draw:frame><draw:frame draw:style-name="fr1" draw:name="Image25" text:anchor-type="paragraph" svg:x="0.0311in" svg:y="7.7953in" svg:width="6.9252in" svg:height="0.3165in" draw:z-index="16"><draw:image xlink:href="Pictures/100000000000045B000000337F6FAE46638FC9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6" text:anchor-type="paragraph" svg:x="0.052in" svg:y="0.0417in" svg:width="6.9252in" svg:height="1.4984in" draw:z-index="17"><draw:image xlink:href="Pictures/100000000000045E000000F2BBD7510F0A03EED5.png" xlink:type="simple" xlink:show="embed" xlink:actuate="onLoad"/></draw:frame><draw:frame draw:style-name="fr1" draw:name="Image27" text:anchor-type="paragraph" svg:x="0.0209in" svg:y="1.6799in" svg:width="6.9252in" svg:height="0.5535in" draw:z-index="18"><draw:image xlink:href="Pictures/10000000000004640000005AB159ADA7684C08FF.png" xlink:type="simple" xlink:show="embed" xlink:actuate="onLoad"/></draw:frame><draw:frame draw:style-name="fr1" draw:name="Image28" text:anchor-type="paragraph" svg:x="-0.0102in" svg:y="2.4083in" svg:width="6.9252in" svg:height="0.8717in" draw:z-index="19"><draw:image xlink:href="Pictures/10000000000004500000008BF3D791672B8782FE.png" xlink:type="simple" xlink:show="embed" xlink:actuate="onLoad"/></draw:frame></text:p>
      <text:p text:style-name="Standard"><draw:frame draw:style-name="fr1" draw:name="Image29" text:anchor-type="paragraph" svg:x="0.0311in" svg:y="0.0228in" svg:width="6.9252in" svg:height="0.4701in" draw:z-index="20"><draw:image xlink:href="Pictures/100000000000045F0000004C86D23257E89DB9A6.png" xlink:type="simple" xlink:show="embed" xlink:actuate="onLoad"/></draw:frame><draw:frame draw:style-name="fr1" draw:name="Image30" text:anchor-type="paragraph" svg:x="0.0311in" svg:y="0.639in" svg:width="6.9252in" svg:height="1.7429in" draw:z-index="21"><draw:image xlink:href="Pictures/100000000000045C00000119A7FE96187B300B09.png" xlink:type="simple" xlink:show="embed" xlink:actuate="onLoad"/></draw:frame><draw:frame draw:style-name="fr1" draw:name="Image31" text:anchor-type="paragraph" svg:x="-0.0937in" svg:y="2.5654in" svg:width="6.9252in" svg:height="1.2819in" draw:z-index="22"><draw:image xlink:href="Pictures/100000000000045E000000CFE1AA00F4E2D90A7D.png" xlink:type="simple" xlink:show="embed" xlink:actuate="onLoad"/></draw:frame></text:p>
      <text:p text:style-name="Standard"><draw:frame draw:style-name="fr1" draw:name="Image32" text:anchor-type="paragraph" svg:x="-0.1209in" svg:y="0.0701in" svg:width="7.0102in" svg:height="0.5154in" draw:z-index="31"><draw:image xlink:href="Pictures/100000000000046800000054D38D10C04B6037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15:03:20.717786926</meta:creation-date>
    <dc:date>2022-08-10T15:23:53.286524686</dc:date>
    <meta:editing-duration>PT42S</meta:editing-duration>
    <meta:editing-cycles>1</meta:editing-cycles>
    <meta:document-statistic meta:table-count="0" meta:image-count="32" meta:object-count="0" meta:page-count="7" meta:paragraph-count="0" meta:word-count="0" meta:character-count="0" meta:non-whitespace-character-count="0"/>
    <meta:generator>LibreOffice/5.3.6.1$Linux_X86_64 LibreOffice_project/30$Build-1</meta:generator>
  </office:meta>
</office:document-meta>
</file>